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500000365181F0C2038C57849.png" manifest:media-type="image/png"/>
  <manifest:file-entry manifest:full-path="Pictures/100000010000031500000365148008DF4485BB56.png" manifest:media-type="image/png"/>
  <manifest:file-entry manifest:full-path="Pictures/1000000100000315000003655E556FFABC0CD654.png" manifest:media-type="image/png"/>
  <manifest:file-entry manifest:full-path="Pictures/100000010000031500000365F65699577A14E033.png" manifest:media-type="image/png"/>
  <manifest:file-entry manifest:full-path="Pictures/100000010000031500000365FE2B43A35793C717.png" manifest:media-type="image/png"/>
  <manifest:file-entry manifest:full-path="Pictures/100000010000031500000365D16A6A95766A59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299cm" svg:height="15.581cm" svg:x="6.35cm" svg:y="0cm">
          <draw:image xlink:href="Pictures/100000010000031500000365D16A6A95766A59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4.299cm" svg:height="15.581cm" svg:x="6.35cm" svg:y="0cm">
          <draw:image xlink:href="Pictures/100000010000031500000365D16A6A95766A5964.png" xlink:type="simple" xlink:show="embed" xlink:actuate="onLoad" draw:mime-type="image/png">
            <text:p/>
          </draw:image>
        </draw:frame>
        <draw:frame draw:style-name="gr1" draw:text-style-name="P1" draw:layer="layout" svg:width="14.299cm" svg:height="15.749cm" svg:x="6.35cm" svg:y="0.001cm">
          <draw:image xlink:href="Pictures/100000010000031500000365FE2B43A35793C71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4.299cm" svg:height="15.581cm" svg:x="6.35cm" svg:y="0cm">
          <draw:image xlink:href="Pictures/100000010000031500000365D16A6A95766A5964.png" xlink:type="simple" xlink:show="embed" xlink:actuate="onLoad" draw:mime-type="image/png">
            <text:p/>
          </draw:image>
        </draw:frame>
        <draw:frame draw:style-name="gr1" draw:text-style-name="P1" draw:layer="layout" svg:width="14.299cm" svg:height="15.749cm" svg:x="6.35cm" svg:y="0cm">
          <draw:image xlink:href="Pictures/1000000100000315000003655E556FFABC0CD65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4.299cm" svg:height="15.581cm" svg:x="6.35cm" svg:y="0cm">
          <draw:image xlink:href="Pictures/100000010000031500000365D16A6A95766A5964.png" xlink:type="simple" xlink:show="embed" xlink:actuate="onLoad" draw:mime-type="image/png">
            <text:p/>
          </draw:image>
        </draw:frame>
        <draw:frame draw:style-name="gr1" draw:text-style-name="P1" draw:layer="layout" svg:width="14.299cm" svg:height="15.749cm" svg:x="6.35cm" svg:y="0cm">
          <draw:image xlink:href="Pictures/100000010000031500000365F65699577A14E03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4.299cm" svg:height="15.581cm" svg:x="6.35cm" svg:y="0cm">
          <draw:image xlink:href="Pictures/100000010000031500000365D16A6A95766A5964.png" xlink:type="simple" xlink:show="embed" xlink:actuate="onLoad" draw:mime-type="image/png">
            <text:p/>
          </draw:image>
        </draw:frame>
        <draw:frame draw:style-name="gr1" draw:text-style-name="P1" draw:layer="layout" svg:width="14.299cm" svg:height="15.749cm" svg:x="6.35cm" svg:y="0.001cm">
          <draw:image xlink:href="Pictures/100000010000031500000365148008DF4485BB5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4.299cm" svg:height="15.581cm" svg:x="6.35cm" svg:y="0cm">
          <draw:image xlink:href="Pictures/100000010000031500000365D16A6A95766A5964.png" xlink:type="simple" xlink:show="embed" xlink:actuate="onLoad" draw:mime-type="image/png">
            <text:p/>
          </draw:image>
        </draw:frame>
        <draw:frame draw:style-name="gr1" draw:text-style-name="P1" draw:layer="layout" svg:width="14.299cm" svg:height="15.749cm" svg:x="6.35cm" svg:y="0.001cm">
          <draw:image xlink:href="Pictures/100000010000031500000365148008DF4485BB56.png" xlink:type="simple" xlink:show="embed" xlink:actuate="onLoad" draw:mime-type="image/png">
            <text:p/>
          </draw:image>
        </draw:frame>
        <draw:frame draw:style-name="gr1" draw:text-style-name="P1" draw:layer="layout" svg:width="14.299cm" svg:height="15.749cm" svg:x="6.35cm" svg:y="0.001cm">
          <draw:image xlink:href="Pictures/100000010000031500000365181F0C2038C5784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8T11:20:35.271712058</meta:creation-date>
    <dc:date>2023-03-28T11:23:40.127340167</dc:date>
    <meta:editing-duration>PT3M6S</meta:editing-duration>
    <meta:editing-cycles>1</meta:editing-cycles>
    <meta:document-statistic meta:object-count="45"/>
    <meta:generator>LibreOffice/7.3.7.2$Linux_X86_64 LibreOffice_project/30$Build-2</meta:generator>
  </office:meta>
</office:document-meta>
</file>